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6.193cm" fo:min-width="2.26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fo:min-height="0.766cm"/>
    </style:style>
    <style:style style:name="gr3" style:family="graphic" style:parent-style-name="standard">
      <style:graphic-properties draw:fill="hatch" draw:fill-color="#669966" draw:fill-hatch-name="Black_20_45_20_Degrees" draw:textarea-horizontal-align="justify" draw:textarea-vertical-align="middle" draw:auto-grow-height="false" fo:min-height="0.766cm" fo:min-width="2.294cm"/>
    </style:style>
    <style:style style:name="gr4" style:family="graphic" style:parent-style-name="standard">
      <style:graphic-properties draw:stroke="none" svg:stroke-color="#000000" draw:fill="none" draw:fill-color="#ffffff" fo:min-height="0.63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hatch" draw:fill-color="#669966" draw:fill-hatch-name="Black_20_45_20_Degrees" draw:textarea-horizontal-align="justify" draw:textarea-vertical-align="middle" draw:auto-grow-height="false" fo:min-height="0.766cm" fo:min-width="0.413cm"/>
    </style:style>
    <style:style style:name="gr7" style:family="graphic" style:parent-style-name="standard">
      <style:graphic-properties draw:fill="hatch" draw:fill-color="#669966" draw:fill-hatch-name="Blue_20_Crossed_20_0_20_Degrees" draw:textarea-horizontal-align="justify" draw:textarea-vertical-align="middle" draw:auto-grow-height="false" fo:min-height="0.766cm" fo:min-width="0.413cm"/>
    </style:style>
    <style:style style:name="gr8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loext:graphic-properties draw:fill="hatch" draw:fill-color="#669966" draw:fill-hatch-name="Black_20_45_20_Degrees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hatch" draw:fill-color="#669966" draw:fill-hatch-name="Blue_20_Crossed_20_0_20_Degrees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794cm" svg:height="6.477cm" svg:x="3.683cm" svg:y="4.87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3.683cm" svg:height="1.016cm" svg:x="4.164cm" svg:y="4.113cm">
            <draw:text-box>
              <text:p><text:span text:style-name="T1">Client</text:span></text:p>
            </draw:text-box>
          </draw:frame>
          <draw:custom-shape draw:style-name="gr3" draw:text-style-name="P3" xml:id="id1" draw:id="id1" draw:layer="layout" svg:width="2.794cm" svg:height="1.016cm" svg:x="3.683cm" svg:y="6.91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2.413cm" svg:height="0.889cm" svg:x="1.716cm" svg:y="6.264cm">
            <draw:text-box>
              <text:p><text:span text:style-name="T2">Method</text:span></text:p>
            </draw:text-box>
          </draw:frame>
          <draw:connector draw:style-name="gr5" draw:text-style-name="P1" draw:layer="layout" draw:type="curve" svg:x1="6.477cm" svg:y1="7.423cm" svg:x2="9.624cm" svg:y2="8.517cm" draw:start-shape="id1" draw:start-glue-point="1" svg:d="M6477 7423c2736 0 1163 1094 3147 1094" svg:viewBox="0 0 3148 1095">
            <text:p/>
          </draw:connector>
        </draw:g>
        <draw:g>
          <draw:custom-shape draw:style-name="gr1" draw:text-style-name="P1" draw:layer="layout" svg:width="2.794cm" svg:height="6.477cm" svg:x="9.684cm" svg:y="4.88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3.683cm" svg:height="1.016cm" svg:x="10.049cm" svg:y="4.052cm">
            <draw:text-box>
              <text:p><text:span text:style-name="T1">Provider</text:span></text:p>
            </draw:text-box>
          </draw:frame>
          <draw:custom-shape draw:style-name="gr3" draw:text-style-name="P3" draw:layer="layout" svg:width="2.794cm" svg:height="1.016cm" svg:x="9.684cm" svg:y="8.42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2.413cm" svg:height="0.889cm" svg:x="12.673cm" svg:y="7.669cm">
            <draw:text-box>
              <text:p><text:span text:style-name="T2">Method</text:span></text:p>
            </draw:text-box>
          </draw:frame>
        </draw:g>
        <draw:g>
          <draw:custom-shape draw:style-name="gr6" draw:text-style-name="P3" draw:layer="layout" svg:width="0.913cm" svg:height="1.016cm" svg:x="1.484cm" svg:y="1.6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2" draw:layer="layout" svg:width="7.747cm" svg:height="0.889cm" svg:x="2.305cm" svg:y="1.762cm">
            <draw:text-box>
              <text:p><text:span text:style-name="T1">Resources accounted to client</text:span></text:p>
            </draw:text-box>
          </draw:frame>
        </draw:g>
        <draw:g>
          <draw:custom-shape draw:style-name="gr7" draw:text-style-name="P5" draw:layer="layout" svg:width="0.913cm" svg:height="1.016cm" svg:x="1.483cm" svg:y="2.8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2" draw:layer="layout" svg:width="7.747cm" svg:height="0.889cm" svg:x="2.304cm" svg:y="2.962cm">
            <draw:text-box>
              <text:p><text:span text:style-name="T1">Resources accounted to server</text:span></text:p>
            </draw:text-box>
          </draw:frame>
        </draw:g>
        <draw:frame draw:style-name="gr8" draw:text-style-name="P2" draw:layer="layout" svg:width="2.032cm" svg:height="0.806cm" svg:x="7.29cm" svg:y="6.715cm">
          <draw:text-box>
            <text:p><text:span text:style-name="T1">cal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ack_20_90_20_Degrees" draw:display-name="Black 90 Degrees" draw:style="single" draw:color="#000000" draw:distance="0.102cm" draw:rotation="900"/>
    <draw:hatch draw:name="Blue_20_Crossed_20_0_20_Degrees" draw:display-name="Blue Crossed 0 Degrees" draw:style="double" draw:color="#000080" draw:distance="0.076cm" draw:rotation="900"/>
    <draw:hatch draw:name="Blue_20_Crossed_20_45_20_Degrees" draw:display-name="Blue Crossed 45 Degrees" draw:style="double" draw:color="#000080" draw:distance="0.076cm" draw:rotation="450"/>
    <draw:hatch draw:name="Blue_20_Triple_20_90_20_Degrees" draw:display-name="Blue Triple 90 Degrees" draw:style="triple" draw:color="#0000ff" draw:distance="0.102cm" draw:rotation="900"/>
    <draw:hatch draw:name="Red_20_Crossed_20_0_20_Degrees" draw:display-name="Red Crossed 0 Degrees" draw:style="double" draw:color="#800000" draw:distance="0.076cm" draw:rotation="900"/>
    <draw:hatch draw:name="Red_20_Crossed_20_45_20_Degrees" draw:display-name="Red Crossed 45 Degrees" draw:style="double" draw:color="#800000" draw:distance="0.076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5T04:24:18.019542697</meta:creation-date>
    <dc:date>2015-09-25T04:42:30.404566441</dc:date>
    <meta:editing-duration>PT18M11S</meta:editing-duration>
    <meta:editing-cycles>3</meta:editing-cycles>
    <meta:generator>LibreOffice/4.4.2.2$Linux_X86_64 LibreOffice_project/40m0$Build-2</meta:generator>
    <meta:document-statistic meta:object-count="18"/>
  </office:meta>
</office:document-meta>
</file>